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28f8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color="#ce181e" fo:font-weight="bold" style:font-weight-asian="bold" style:font-weight-complex="bold"/>
    </style:style>
    <style:style style:name="P4" style:family="paragraph" style:parent-style-name="Preformatted_20_Text">
      <style:text-properties officeooo:paragraph-rsid="0002f1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28f8" style:font-weight-asian="bold" style:font-weight-complex="bold"/>
    </style:style>
    <style:style style:name="T3" style:family="text">
      <style:text-properties officeooo:rsid="000165e0"/>
    </style:style>
    <style:style style:name="T4" style:family="text">
      <style:text-properties officeooo:rsid="0002f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blio-CITATIONS : </text:p>
      <text:p text:style-name="Preformatted_20_Text"/>
      <text:p text:style-name="Preformatted_20_Text"><text:span text:style-name="T1">(Weir, Johnston, et Damm 2012) </text:span>= nomenclature, taxonomie du complexe colletotrichum gloeosporioides,</text:p>
      <text:p text:style-name="Preformatted_20_Text"/>
      <text:p text:style-name="Preformatted_20_Text"/>
      <text:p text:style-name="Preformatted_20_Text"><text:span text:style-name="T1">(Cannon et al. 2012)</text:span> = infection – nomenclature colletotrichum g</text:p>
      <text:p text:style-name="Preformatted_20_Text"/>
      <text:p text:style-name="Preformatted_20_Text"><text:span text:style-name="T1">(Sharma 2016)</text:span> = nomenclatture,,,</text:p>
      <text:p text:style-name="Preformatted_20_Text"/>
      <text:p text:style-name="P2"/>
      <text:p text:style-name="Preformatted_20_Text"><text:span text:style-name="T1">(Yao et al. 2016)</text:span> = Lamp rapide et sensible </text:p>
      <text:p text:style-name="Preformatted_20_Text"/>
      <text:p text:style-name="Preformatted_20_Text"><text:span text:style-name="T1">(Tomlinson et al. 2013) </text:span>= Lamp pour le citron </text:p>
      <text:p text:style-name="Preformatted_20_Text"/>
      <text:p text:style-name="Preformatted_20_Text"><text:span text:style-name="T1">(Silva et al. 2012) </text:span>= <text:span text:style-name="T3">choix du </text:span>locus Apn2Mat</text:p>
      <text:p text:style-name="Preformatted_20_Text"/>
      <text:p text:style-name="Preformatted_20_Text"><text:span text:style-name="T2">(</text:span><text:span text:style-name="T1">Abang MM, Winter S, Green KR, Hoffmann P, Mignouna HD, et al. (2002)</text:span> = anthracnose nigeria </text:p>
      <text:p text:style-name="Preformatted_20_Text"/>
      <text:p text:style-name="Preformatted_20_Text"><text:span text:style-name="T1">(Hong et al. 2012)</text:span> = lamp – lutte contre la contamination (utilisation de papier aluminium)</text:p>
      <text:p text:style-name="Preformatted_20_Text"/>
      <text:p text:style-name="P1"><text:span text:style-name="T1">(Hsieh et al. 2014)</text:span> = lamp – luttre contre la contamination (utlisation d’une enzympe qui marquera l’ADN à éliminer)</text:p>
      <text:p text:style-name="P1"/>
      <text:p text:style-name="P4"><text:bookmark-start text:name="__DdeLink__8217_1642606669"/><text:span text:style-name="T1">(Mori et al. 2001)</text:span><text:bookmark-end text:name="__DdeLink__8217_1642606669"/> <text:span text:style-name="T4">= dispersion / inoculation champign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10:58:59.758385277</dc:date>
    <meta:editing-duration>PT3M7S</meta:editing-duration>
    <meta:editing-cycles>4</meta:editing-cycles>
    <meta:generator>LibreOffice/6.1.4.2$Linux_X86_64 LibreOffice_project/10$Build-2</meta:generator>
    <meta:document-statistic meta:table-count="0" meta:image-count="0" meta:object-count="0" meta:page-count="1" meta:paragraph-count="11" meta:word-count="111" meta:character-count="705" meta:non-whitespace-character-count="597"/>
  </office:meta>
</office:document-meta>
</file>